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2.577cm" fo:min-width="19.439cm" loext:decorative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0.553cm" fo:min-width="8.56cm" loext:decorative="false"/>
    </style:style>
    <style:style style:name="gr3" style:family="graphic" style:parent-style-name="standard">
      <style:graphic-properties draw:stroke="none" svg:stroke-color="#000000" draw:fill="none" draw:fill-color="#ffffff" fo:min-height="0.893cm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655cm" fo:min-width="2.539cm" loext:decorative="false"/>
    </style:style>
    <style:style style:name="gr5" style:family="graphic" style:parent-style-name="standard">
      <style:graphic-properties draw:stroke="none" svg:stroke-color="#000000" draw:fill="none" draw:fill-color="#ffffff" fo:min-height="1.147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Symmetric_20_Arrow" draw:marker-end-width="0.356cm" draw:fill="none" draw:fill-color="#ffffff" draw:textarea-vertical-align="middle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55cm" fo:min-width="2.599cm" loext:decorative="false"/>
    </style:style>
    <style:style style:name="gr9" style:family="graphic" style:parent-style-name="standard">
      <style:graphic-properties draw:stroke="none" svg:stroke-color="#000000" draw:fill="none" draw:fill-color="#ffffff" fo:min-height="1.313cm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24cm" fo:min-width="4.234cm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236cm" fo:min-width="6.612cm" loext:decorative="false"/>
    </style:style>
    <style:style style:name="gr12" style:family="graphic" style:parent-style-name="standard">
      <style:graphic-properties draw:stroke="none" svg:stroke-color="#000000" draw:fill="none" draw:fill-color="#ffffff" fo:min-height="0.586cm" loext:decorative="false"/>
      <style:paragraph-properties style:writing-mode="lr-tb"/>
    </style:style>
    <style:style style:name="gr13" style:family="graphic" style:parent-style-name="standard">
      <style:graphic-properties draw:stroke="dash" draw:stroke-dash="Fine_20_Dashed" svg:stroke-color="#3465a4" draw:fill="none" draw:fill-color="#ffffff" draw:textarea-horizontal-align="justify" draw:textarea-vertical-align="middle" draw:auto-grow-height="false" fo:min-height="5.6cm" fo:min-width="4.001cm" loext:decorative="false"/>
    </style:style>
    <style:style style:name="gr14" style:family="graphic" style:parent-style-name="standard" style:list-style-name="L2">
      <style:graphic-properties draw:stroke="none" svg:stroke-color="#000000" draw:fill="none" draw:fill-color="#ffffff" fo:min-height="0.096cm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Ultrafine_20_Dashed" svg:stroke-color="#000000" draw:fill="none" draw:textarea-vertical-align="middle" loext:decorative="false"/>
    </style:style>
    <style:style style:name="gr16" style:family="graphic" style:parent-style-name="standard" style:list-style-name="L2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569cm" loext:decorative="false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4.212cm" fo:min-width="3.872cm" loext:decorative="false"/>
    </style:style>
    <style:style style:name="gr20" style:family="graphic" style:parent-style-name="standard">
      <style:graphic-properties draw:stroke="none" svg:stroke-color="#000000" draw:fill="none" draw:fill-color="#ffffff" fo:min-height="0.513cm" loext:decorative="false"/>
      <style:paragraph-properties style:writing-mode="lr-tb"/>
    </style:style>
    <style:style style:name="gr21" style:family="graphic" style:parent-style-name="standard">
      <style:graphic-properties draw:stroke="dash" draw:stroke-dash="Fine_20_Dashed" svg:stroke-color="#3465a4" draw:marker-end="Symmetric_20_Arrow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fo:min-height="0.319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fo:min-height="0.257cm" loext:decorative="false"/>
      <style:paragraph-properties style:writing-mode="lr-tb"/>
    </style:style>
    <style:style style:name="gr24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0.729cm" fo:min-width="1.114cm" fo:padding-top="0.15cm" fo:padding-bottom="0.15cm" fo:padding-left="0.275cm" fo:padding-right="0.275cm" loext:decorative="false"/>
    </style:style>
    <style:style style:name="gr25" style:family="graphic" style:parent-style-name="objectwithoutfill">
      <style:graphic-properties draw:stroke="dash" draw:stroke-dash="Ultrafine_20_Dashed" svg:stroke-color="#000000" draw:marker-end="Symmetric_20_Arrow" draw:fill="none" draw:fill-color="#ffffff" draw:textarea-vertical-align="middle" draw:shadow="hidden" loext:decorative="false"/>
    </style:style>
    <style:style style:name="gr26" style:family="graphic" style:parent-style-name="standard">
      <style:graphic-properties draw:stroke="none" svg:stroke-color="#000000" draw:fill="none" draw:fill-color="#ffffff" fo:min-height="0.71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1.277cm" fo:min-width="0.847cm" loext:decorative="false"/>
    </style:style>
    <style:style style:name="gr29" style:family="graphic" style:parent-style-name="objectwithoutfill">
      <style:graphic-properties draw:fill="solid" draw:fill-color="#ffffff" draw:textarea-vertical-align="middle" loext:decorative="false"/>
    </style:style>
    <style:style style:name="gr30" style:family="graphic" style:parent-style-name="standard">
      <style:graphic-properties draw:stroke="none" draw:stroke-dash="Fine_20_Dashed" svg:stroke-color="#3465a4" draw:fill="solid" draw:fill-color="#ffffff" draw:textarea-horizontal-align="justify" draw:textarea-vertical-align="middle" draw:auto-grow-height="false" fo:min-height="0.739cm" fo:min-width="0.398cm" loext:decorative="false"/>
    </style:style>
    <style:style style:name="gr31" style:family="graphic" style:parent-style-name="standard" style:list-style-name="L2">
      <style:graphic-properties draw:stroke="none" svg:stroke-color="#000000" draw:fill="none" draw:fill-color="#ffffff" fo:min-height="1.23cm" loext:decorative="false"/>
      <style:paragraph-properties style:writing-mode="lr-tb"/>
    </style:style>
    <style:style style:name="gr32" style:family="graphic" style:parent-style-name="objectwithoutfill">
      <style:graphic-properties draw:stroke="dash" draw:stroke-dash="Dashed_20__28_var_29_" svg:stroke-color="#000000" draw:marker-end="Short_20_line_20_Arrow" draw:marker-end-width="0.356cm" draw:fill="none" draw:fill-color="#ffffff" draw:textarea-vertical-align="middle" loext:decorative="false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559cm" fo:min-width="0.309cm" loext:decorative="false"/>
      <style:paragraph-properties style:writing-mode="lr-tb"/>
    </style:style>
    <style:style style:name="gr34" style:family="graphic" style:parent-style-name="objectwithoutfill">
      <style:graphic-properties draw:fill="none" draw:textarea-vertical-align="middle" loext:decorative="false"/>
    </style:style>
    <style:style style:name="gr35" style:family="graphic" style:parent-style-name="standard" style:list-style-name="L2">
      <style:graphic-properties draw:stroke="none" svg:stroke-color="#000000" draw:fill="none" draw:fill-color="#ffffff" fo:min-height="0.862cm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fo:min-height="0.862cm" loext:decorative="false"/>
      <style:paragraph-properties style:writing-mode="lr-tb"/>
    </style:style>
    <style:style style:name="gr37" style:family="graphic" style:parent-style-name="standard">
      <style:graphic-properties draw:stroke="dash" draw:stroke-dash="Fine_20_Dashed" svg:stroke-color="#3465a4" draw:fill="none" draw:textarea-horizontal-align="justify" draw:textarea-vertical-align="middle" draw:auto-grow-height="false" fo:min-height="0.553cm" fo:min-width="1.446cm" loext:decorative="false"/>
      <style:paragraph-properties style:writing-mode="lr-tb"/>
    </style:style>
    <style:style style:name="gr38" style:family="graphic" style:parent-style-name="objectwithoutfill">
      <style:graphic-properties draw:stroke="solid" draw:stroke-dash="Ultrafine_20_Dashed" svg:stroke-color="#000000" draw:marker-end="Rounded_20_short_20_Arrow" draw:fill="none" draw:fill-color="#ffffff" draw:textarea-vertical-align="middle" draw:shadow="hidden" loext:decorative="false"/>
    </style:style>
    <style:style style:name="gr39" style:family="graphic" style:parent-style-name="standard">
      <style:graphic-properties draw:stroke="dash" draw:stroke-dash="Ultrafine_20_Dashed" svg:stroke-width="0.025cm" svg:stroke-color="#3465a4" draw:marker-start-width="0.266cm" draw:marker-end-width="0.266cm" draw:fill="solid" draw:fill-color="#ffffff" draw:textarea-horizontal-align="justify" draw:textarea-vertical-align="middle" draw:auto-grow-height="false" fo:min-height="0.434cm" fo:min-width="1.635cm" fo:padding-top="0.137cm" fo:padding-bottom="0.137cm" fo:padding-left="0.262cm" fo:padding-right="0.262cm" loext:decorative="false"/>
    </style:style>
    <style:style style:name="gr40" style:family="graphic" style:parent-style-name="standard">
      <style:graphic-properties draw:stroke="dash" draw:stroke-dash="Ultrafine_20_Dashed" svg:stroke-width="0.025cm" svg:stroke-color="#3465a4" draw:marker-start-width="0.266cm" draw:marker-end-width="0.266cm" draw:fill="solid" draw:fill-color="#ffffff" draw:textarea-horizontal-align="justify" draw:textarea-vertical-align="middle" draw:auto-grow-height="false" fo:min-height="0.488cm" fo:min-width="1.808cm" fo:padding-top="0.137cm" fo:padding-bottom="0.137cm" fo:padding-left="0.262cm" fo:padding-right="0.262cm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fo:min-height="0.862cm" loext:decorative="false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.02cm" fo:min-width="1.332cm" loext:decorative="false"/>
      <style:paragraph-properties style:writing-mode="lr-tb"/>
    </style:style>
    <style:style style:name="gr43" style:family="graphic" style:parent-style-name="objectwithoutfill">
      <style:graphic-properties svg:stroke-color="#000000" draw:marker-end="" draw:marker-end-width="0.356cm" draw:fill="none" draw:fill-color="#ffffff" draw:textarea-vertical-align="middle" loext:decorative="false"/>
    </style:style>
    <style:style style:name="gr44" style:family="graphic" style:parent-style-name="standard" style:list-style-name="L2">
      <style:graphic-properties draw:stroke="none" svg:stroke-color="#000000" draw:fill="none" draw:fill-color="#ffffff" fo:min-height="1.183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8pt"/>
    </style:style>
    <style:style style:name="P10" style:family="paragraph">
      <loext:graphic-properties draw:fill="none" draw:fill-color="#ffffff"/>
      <style:paragraph-properties fo:text-align="start"/>
      <style:text-properties fo:font-size="8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9pt"/>
    </style:style>
    <style:style style:name="P13" style:family="paragraph">
      <loext:graphic-properties draw:fill="none" draw:fill-color="#ffffff"/>
      <style:paragraph-properties fo:text-align="start"/>
      <style:text-properties fo:font-size="9pt" fo:font-style="normal" fo:font-weight="normal" style:font-size-asian="10.5pt" style:font-style-asian="italic" style:font-weight-asian="normal" style:font-size-complex="10.5pt" style:font-style-complex="italic" style:font-weight-complex="normal"/>
    </style:style>
    <style:style style:name="P14" style:family="paragraph">
      <loext:graphic-properties draw:fill="none" draw:fill-color="#ffffff"/>
      <style:paragraph-properties fo:text-align="start"/>
      <style:text-properties fo:font-size="9pt" fo:font-style="italic" style:font-size-asian="10.5pt" style:font-style-asian="italic" style:font-size-complex="10.5pt" style:font-style-complex="italic"/>
    </style:style>
    <style:style style:name="P15" style:family="paragraph">
      <loext:graphic-properties draw:fill="none" draw:fill-color="#ffffff"/>
      <style:paragraph-properties fo:text-align="center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>
      <loext:graphic-properties draw:fill="none" draw:fill-color="#ffffff"/>
      <style:paragraph-properties fo:text-align="center"/>
      <style:text-properties fo:font-size="8pt" fo:font-style="italic" style:font-size-asian="9pt" style:font-size-complex="9pt"/>
    </style:style>
    <style:style style:name="P1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center"/>
      <style:text-properties fo:font-size="10pt" style:font-size-asian="9pt" style:font-size-complex="9pt"/>
    </style:style>
    <style:style style:name="P19" style:family="paragraph">
      <loext:graphic-properties draw:fill="none" draw:fill-color="#ffffff"/>
      <style:paragraph-properties fo:text-align="center"/>
      <style:text-properties fo:font-size="12pt" fo:font-style="normal" fo:font-weight="normal" style:font-size-asian="10.5pt" style:font-style-asian="italic" style:font-weight-asian="normal" style:font-size-complex="10.5pt" style:font-style-complex="italic" style:font-weight-complex="normal"/>
    </style:style>
    <style:style style:name="P20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10.5pt" fo:font-style="italic" style:font-size-asian="10.5pt" style:font-style-asian="italic" style:font-size-complex="10.5pt" style:font-style-complex="italic"/>
    </style:style>
    <style:style style:name="P22" style:family="paragraph">
      <loext:graphic-properties draw:fill="none"/>
      <style:paragraph-properties fo:text-align="center"/>
      <style:text-properties fo:font-size="10pt" fo:font-style="italic" style:font-size-asian="18pt" style:font-size-complex="18pt"/>
    </style:style>
    <style:style style:name="P23" style:family="paragraph">
      <loext:graphic-properties draw:fill="solid" draw:fill-color="#ffffff"/>
      <style:paragraph-properties fo:text-align="center"/>
      <style:text-properties fo:font-size="10pt" fo:font-style="italic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size="9pt" fo:font-style="normal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size="9pt" fo:font-style="italic" style:font-size-asian="10pt" style:font-style-asian="italic" style:font-size-complex="10pt" style:font-style-complex="italic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8pt" fo:font-style="italic" style:font-size-asian="9pt" style:font-size-complex="9pt"/>
    </style:style>
    <style:style style:name="T8" style:family="text">
      <style:text-properties fo:font-size="10pt" style:font-size-asian="9pt" style:font-size-complex="9pt"/>
    </style:style>
    <style:style style:name="T9" style:family="text">
      <style:text-properties fo:font-size="12pt" fo:font-style="normal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0pt" style:font-size-asian="18pt" style:font-size-complex="18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italic" style:font-size-asian="18pt" style:font-size-complex="18pt"/>
    </style:style>
    <style:style style:name="T13" style:family="text">
      <style:text-properties fo:font-size="12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39cm" svg:height="12.827cm" svg:x="4.421cm" svg:y="2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06cm" svg:height="10.803cm" svg:x="5.543cm" svg:y="3.1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107cm" svg:height="1.143cm" svg:x="11.389cm" svg:y="1.229cm">
          <draw:text-box>
            <text:p>Sentinel Design</text:p>
          </draw:text-box>
        </draw:frame>
        <draw:custom-shape draw:style-name="gr4" draw:text-style-name="P3" draw:layer="layout" svg:width="3.039cm" svg:height="1.905cm" svg:x="7.116cm" svg:y="7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218cm" svg:height="1.397cm" svg:x="7.528cm" svg:y="8.108cm">
          <draw:text-box>
            <text:p text:style-name="P4"><text:span text:style-name="T1">Task</text:span></text:p>
            <text:p text:style-name="P4"><text:span text:style-name="T1">Loop</text:span></text:p>
          </draw:text-box>
        </draw:frame>
        <draw:line draw:style-name="gr6" draw:text-style-name="P6" draw:layer="layout" svg:x1="9.89cm" svg:y1="10.779cm" svg:x2="11.922cm" svg:y2="9.382cm">
          <text:p/>
        </draw:line>
        <draw:g draw:style-name="gr7">
          <draw:custom-shape draw:style-name="gr8" draw:text-style-name="P7" draw:layer="layout" svg:width="3.099cm" svg:height="1.905cm" svg:x="7.139cm" svg:y="10.3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5" draw:layer="layout" svg:width="3.081cm" svg:height="1.563cm" svg:x="7.145cm" svg:y="10.608cm">
            <draw:text-box>
              <text:p text:style-name="P4"><text:span text:style-name="T1">Task Feedback</text:span></text:p>
            </draw:text-box>
          </draw:frame>
        </draw:g>
        <draw:line draw:style-name="gr6" draw:text-style-name="P6" draw:layer="layout" svg:x1="10.144cm" svg:y1="8.874cm" svg:x2="11.922cm" svg:y2="9.128cm">
          <text:p/>
        </draw:line>
        <draw:custom-shape draw:style-name="gr10" draw:text-style-name="P7" draw:layer="layout" svg:width="4.734cm" svg:height="0.774cm" svg:x="8.355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4.734cm" svg:height="0.774cm" svg:x="8.355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7.112cm" svg:height="2.486cm" svg:x="6.548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4.705cm" svg:height="0.836cm" svg:x="7.828cm" svg:y="4.191cm">
          <draw:text-box>
            <text:p text:style-name="P4"><text:span text:style-name="T1">Job Manager</text:span></text:p>
          </draw:text-box>
        </draw:frame>
        <draw:custom-shape draw:style-name="gr13" draw:text-style-name="P8" draw:layer="layout" svg:width="4.501cm" svg:height="5.85cm" svg:x="6.532cm" svg:y="6.969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556cm" svg:height="0.569cm" svg:x="6.488cm" svg:y="13cm">
          <draw:text-box>
            <text:p text:style-name="P9"><text:span text:style-name="T2">Async I/O Event Loop</text:span></text:p>
          </draw:text-box>
        </draw:frame>
        <draw:line draw:style-name="gr15" draw:text-style-name="P11" draw:layer="layout" svg:x1="10.525cm" svg:y1="12.811cm" svg:x2="9.636cm" svg:y2="13.319cm">
          <text:p/>
        </draw:line>
        <draw:line draw:style-name="gr6" draw:text-style-name="P6" draw:layer="layout" svg:x1="15.478cm" svg:y1="11.16cm" svg:x2="10.314cm" svg:y2="11.16cm">
          <text:p/>
        </draw:line>
        <draw:frame draw:style-name="gr16" draw:text-style-name="P13" draw:layer="layout" svg:width="2.44cm" svg:height="0.645cm" svg:x="6.453cm" svg:y="6.959cm">
          <draw:text-box>
            <text:p text:style-name="P12"><text:span text:style-name="T3">Coroutines</text:span></text:p>
          </draw:text-box>
        </draw:frame>
        <draw:frame draw:style-name="gr17" draw:text-style-name="P14" draw:layer="layout" svg:width="1.324cm" svg:height="0.645cm" svg:x="12.968cm" svg:y="13.198cm">
          <draw:text-box>
            <text:p text:style-name="P12"><text:span text:style-name="T4">Fork</text:span></text:p>
          </draw:text-box>
        </draw:frame>
        <draw:frame draw:style-name="gr18" draw:text-style-name="P2" draw:layer="layout" svg:width="3.343cm" svg:height="0.819cm" svg:x="21.017cm" svg:y="1.254cm">
          <draw:text-box>
            <text:p><text:span text:style-name="T5">14 August 2022</text:span></text:p>
          </draw:text-box>
        </draw:frame>
        <draw:custom-shape draw:style-name="gr19" draw:text-style-name="P1" draw:layer="layout" svg:width="4.372cm" svg:height="4.462cm" svg:x="18.659cm" svg:y="8.64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372cm" svg:height="4.462cm" svg:x="18.359cm" svg:y="8.34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372cm" svg:height="4.462cm" svg:x="18.059cm" svg:y="8.047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3.302cm" svg:height="0.763cm" svg:x="18.621cm" svg:y="8.627cm">
          <draw:text-box>
            <text:p text:style-name="P4"><text:span text:style-name="T6">Task Engines</text:span></text:p>
          </draw:text-box>
        </draw:frame>
        <draw:ellipse draw:style-name="gr21" draw:text-style-name="P4" draw:layer="layout" svg:width="1.97cm" svg:height="1.883cm" svg:x="19.245cm" svg:y="9.89cm" draw:kind="arc" draw:start-angle="90.73" draw:end-angle="34.07">
          <text:p/>
        </draw:ellipse>
        <draw:frame draw:style-name="gr22" draw:text-style-name="P16" draw:layer="layout" svg:width="2.794cm" svg:height="0.569cm" svg:x="19.274cm" svg:y="13.22cm">
          <draw:text-box>
            <text:p text:style-name="P4"><text:span text:style-name="T7">Child Processes</text:span></text:p>
          </draw:text-box>
        </draw:frame>
        <draw:frame draw:style-name="gr23" draw:text-style-name="P10" draw:layer="layout" svg:width="3.377cm" svg:height="0.569cm" svg:x="6.386cm" svg:y="3.287cm">
          <draw:text-box>
            <text:p text:style-name="P9"><text:span text:style-name="T2">Dedicated I/O Thread</text:span></text:p>
          </draw:text-box>
        </draw:frame>
        <draw:custom-shape draw:style-name="gr24" draw:text-style-name="P11" draw:layer="layout" svg:width="1.778cm" svg:height="1.143cm" svg:x="11.959cm" svg:y="8.63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7" draw:layer="layout" svg:width="1.905cm" svg:height="1.143cm" svg:x="11.896cm" svg:y="8.631cm">
          <draw:text-box>
            <text:p text:style-name="P4"><text:span text:style-name="T5">Task</text:span></text:p>
            <text:p text:style-name="P4"><text:span text:style-name="T5">Queue</text:span></text:p>
          </draw:text-box>
        </draw:frame>
        <draw:path draw:style-name="gr25" draw:text-style-name="P6" draw:layer="layout" svg:width="4.086cm" svg:height="2.094cm" draw:transform="skewX (-0.0481710873550435) rotate (2.81923034074644) translate (17.7880059212396cm 14.9570856372234cm)" svg:viewBox="0 0 4087 2095" svg:d="M4087 0c-2998-1-4087 2095-4087 2095">
          <text:p/>
        </draw:path>
        <draw:frame draw:style-name="gr26" draw:text-style-name="P16" draw:layer="layout" svg:width="1.651cm" svg:height="0.963cm" svg:x="22.304cm" svg:y="3.839cm">
          <draw:text-box>
            <text:p text:style-name="P4"><text:span text:style-name="T7">NumPy</text:span></text:p>
            <text:p text:style-name="P4"><text:span text:style-name="T7">arrays</text:span></text:p>
          </draw:text-box>
        </draw:frame>
        <draw:frame draw:style-name="gr3" draw:text-style-name="P18" draw:layer="layout" svg:width="2.286cm" svg:height="1.143cm" svg:x="15cm" svg:y="3.648cm">
          <draw:text-box>
            <text:p text:style-name="P4"><text:span text:style-name="T8">image</text:span></text:p>
            <text:p text:style-name="P4"><text:span text:style-name="T8">copy to</text:span></text:p>
          </draw:text-box>
        </draw:frame>
        <draw:frame draw:style-name="gr27" draw:text-style-name="P18" draw:layer="layout" svg:width="2.393cm" svg:height="0.645cm" svg:x="20.54cm" svg:y="6.444cm">
          <draw:text-box>
            <text:p text:style-name="P4"><text:span text:style-name="T8">read from</text:span></text:p>
          </draw:text-box>
        </draw:frame>
        <draw:line draw:style-name="gr15" draw:text-style-name="P11" draw:layer="layout" svg:x1="10.525cm" svg:y1="4.048cm" svg:x2="9.509cm" svg:y2="3.54cm">
          <text:p/>
        </draw:line>
        <draw:g draw:style-name="gr7">
          <draw:g draw:style-name="gr7">
            <draw:custom-shape draw:style-name="gr28" draw:text-style-name="P1" draw:layer="layout" svg:width="1.905cm" svg:height="2.159cm" svg:x="19.976cm" svg:y="4.05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line draw:style-name="gr29" draw:text-style-name="P1" draw:layer="layout" svg:x1="20.931cm" svg:y1="4.596cm" svg:x2="20.931cm" svg:y2="4.056cm">
              <text:p/>
            </draw:line>
            <draw:line draw:style-name="gr29" draw:text-style-name="P1" draw:layer="layout" svg:x1="20.455cm" svg:y1="5.136cm" svg:x2="19.979cm" svg:y2="5.136cm">
              <text:p/>
            </draw:line>
            <draw:line draw:style-name="gr29" draw:text-style-name="P1" draw:layer="layout" svg:x1="21.408cm" svg:y1="5.136cm" svg:x2="21.884cm" svg:y2="5.136cm">
              <text:p/>
            </draw:line>
            <draw:line draw:style-name="gr29" draw:text-style-name="P1" draw:layer="layout" svg:x1="21.272cm" svg:y1="4.75cm" svg:x2="21.612cm" svg:y2="4.364cm">
              <text:p/>
            </draw:line>
            <draw:line draw:style-name="gr29" draw:text-style-name="P1" draw:layer="layout" svg:x1="20.591cm" svg:y1="4.75cm" svg:x2="20.251cm" svg:y2="4.364cm">
              <text:p/>
            </draw:line>
            <draw:line draw:style-name="gr29" draw:text-style-name="P1" draw:layer="layout" svg:x1="20.931cm" svg:y1="5.675cm" svg:x2="20.931cm" svg:y2="6.215cm">
              <text:p/>
            </draw:line>
            <draw:line draw:style-name="gr29" draw:text-style-name="P1" draw:layer="layout" svg:x1="21.272cm" svg:y1="5.521cm" svg:x2="21.612cm" svg:y2="5.907cm">
              <text:p/>
            </draw:line>
            <draw:line draw:style-name="gr29" draw:text-style-name="P1" draw:layer="layout" svg:x1="20.591cm" svg:y1="5.521cm" svg:x2="20.251cm" svg:y2="5.907cm">
              <text:p/>
            </draw:line>
          </draw:g>
          <draw:g draw:style-name="gr7">
            <draw:custom-shape draw:style-name="gr30" draw:text-style-name="P1" draw:layer="layout" svg:width="1.27cm" svg:height="1.397cm" svg:x="19.303cm" svg:y="4.456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7">
              <draw:custom-shape draw:style-name="gr28" draw:text-style-name="P1" draw:layer="layout" svg:width="1.905cm" svg:height="2.159cm" svg:x="18.962cm" svg:y="4.056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line draw:style-name="gr29" draw:text-style-name="P1" draw:layer="layout" svg:x1="19.917cm" svg:y1="4.596cm" svg:x2="19.917cm" svg:y2="4.056cm">
                <text:p/>
              </draw:line>
              <draw:line draw:style-name="gr29" draw:text-style-name="P1" draw:layer="layout" svg:x1="19.441cm" svg:y1="5.136cm" svg:x2="18.965cm" svg:y2="5.136cm">
                <text:p/>
              </draw:line>
              <draw:line draw:style-name="gr29" draw:text-style-name="P1" draw:layer="layout" svg:x1="20.394cm" svg:y1="5.136cm" svg:x2="20.87cm" svg:y2="5.136cm">
                <text:p/>
              </draw:line>
              <draw:line draw:style-name="gr29" draw:text-style-name="P1" draw:layer="layout" svg:x1="20.258cm" svg:y1="4.75cm" svg:x2="20.598cm" svg:y2="4.364cm">
                <text:p/>
              </draw:line>
              <draw:line draw:style-name="gr29" draw:text-style-name="P1" draw:layer="layout" svg:x1="19.577cm" svg:y1="4.75cm" svg:x2="19.237cm" svg:y2="4.364cm">
                <text:p/>
              </draw:line>
              <draw:line draw:style-name="gr29" draw:text-style-name="P1" draw:layer="layout" svg:x1="19.917cm" svg:y1="5.675cm" svg:x2="19.917cm" svg:y2="6.215cm">
                <text:p/>
              </draw:line>
              <draw:line draw:style-name="gr29" draw:text-style-name="P1" draw:layer="layout" svg:x1="20.258cm" svg:y1="5.521cm" svg:x2="20.598cm" svg:y2="5.907cm">
                <text:p/>
              </draw:line>
              <draw:line draw:style-name="gr29" draw:text-style-name="P1" draw:layer="layout" svg:x1="19.577cm" svg:y1="5.521cm" svg:x2="19.237cm" svg:y2="5.907cm">
                <text:p/>
              </draw:line>
            </draw:g>
          </draw:g>
          <draw:g draw:style-name="gr7">
            <draw:custom-shape draw:style-name="gr30" draw:text-style-name="P1" draw:layer="layout" svg:width="1.27cm" svg:height="1.397cm" svg:x="18.303cm" svg:y="4.456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7">
              <draw:custom-shape draw:style-name="gr28" draw:text-style-name="P1" draw:layer="layout" svg:width="1.905cm" svg:height="2.159cm" svg:x="17.962cm" svg:y="4.056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line draw:style-name="gr29" draw:text-style-name="P1" draw:layer="layout" svg:x1="18.917cm" svg:y1="4.596cm" svg:x2="18.917cm" svg:y2="4.056cm">
                <text:p/>
              </draw:line>
              <draw:line draw:style-name="gr29" draw:text-style-name="P1" draw:layer="layout" svg:x1="18.441cm" svg:y1="5.136cm" svg:x2="17.965cm" svg:y2="5.136cm">
                <text:p/>
              </draw:line>
              <draw:line draw:style-name="gr29" draw:text-style-name="P1" draw:layer="layout" svg:x1="19.394cm" svg:y1="5.136cm" svg:x2="19.87cm" svg:y2="5.136cm">
                <text:p/>
              </draw:line>
              <draw:line draw:style-name="gr29" draw:text-style-name="P1" draw:layer="layout" svg:x1="19.258cm" svg:y1="4.75cm" svg:x2="19.598cm" svg:y2="4.364cm">
                <text:p/>
              </draw:line>
              <draw:line draw:style-name="gr29" draw:text-style-name="P1" draw:layer="layout" svg:x1="18.577cm" svg:y1="4.75cm" svg:x2="18.237cm" svg:y2="4.364cm">
                <text:p/>
              </draw:line>
              <draw:line draw:style-name="gr29" draw:text-style-name="P1" draw:layer="layout" svg:x1="18.917cm" svg:y1="5.675cm" svg:x2="18.917cm" svg:y2="6.215cm">
                <text:p/>
              </draw:line>
              <draw:line draw:style-name="gr29" draw:text-style-name="P1" draw:layer="layout" svg:x1="19.258cm" svg:y1="5.521cm" svg:x2="19.598cm" svg:y2="5.907cm">
                <text:p/>
              </draw:line>
              <draw:line draw:style-name="gr29" draw:text-style-name="P1" draw:layer="layout" svg:x1="18.577cm" svg:y1="5.521cm" svg:x2="18.237cm" svg:y2="5.907cm">
                <text:p/>
              </draw:line>
            </draw:g>
          </draw:g>
        </draw:g>
        <draw:frame draw:style-name="gr31" draw:text-style-name="P19" draw:layer="layout" svg:width="3.872cm" svg:height="1.48cm" svg:x="17.967cm" svg:y="2.776cm">
          <draw:text-box>
            <text:p text:style-name="P4"><text:span text:style-name="T9">Shared Memory</text:span></text:p>
            <text:p text:style-name="P4"><text:span text:style-name="T9">Ring Buffers</text:span></text:p>
          </draw:text-box>
        </draw:frame>
        <draw:line draw:style-name="gr32" draw:text-style-name="P6" draw:layer="layout" svg:x1="20.812cm" svg:y1="6.207cm" svg:x2="20.812cm" svg:y2="8.112cm">
          <text:p text:style-name="P4"><text:s text:c="2"/></text:p>
        </draw:line>
        <draw:line draw:style-name="gr15" draw:text-style-name="P11" draw:layer="layout" svg:x1="22.574cm" svg:y1="4.429cm" svg:x2="21.831cm" svg:y2="4.818cm">
          <text:p/>
        </draw:line>
        <draw:frame draw:style-name="gr22" draw:text-style-name="P16" draw:layer="layout" svg:width="2.794cm" svg:height="0.569cm" svg:x="8.674cm" svg:y="14.121cm">
          <draw:text-box>
            <text:p text:style-name="P4"><text:span text:style-name="T7">Main Process</text:span></text:p>
          </draw:text-box>
        </draw:frame>
        <draw:custom-shape draw:style-name="gr24" draw:text-style-name="P11" draw:layer="layout" svg:width="1.778cm" svg:height="1.143cm" svg:x="15.76cm" svg:y="6.23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7" draw:layer="layout" svg:width="1.905cm" svg:height="1.143cm" svg:x="15.697cm" svg:y="6.231cm">
          <draw:text-box>
            <text:p text:style-name="P4"><text:span text:style-name="T5">JOB</text:span></text:p>
            <text:p text:style-name="P4"><text:span text:style-name="T5">Queues</text:span></text:p>
          </draw:text-box>
        </draw:frame>
        <draw:custom-shape draw:style-name="gr33" draw:text-style-name="P20" draw:layer="layout" svg:width="1.143cm" svg:height="1.143cm" svg:x="15.424cm" svg:y="8.005cm">
          <text:p text:style-name="P4"><text:span text:style-name="T10">0M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6" draw:layer="layout" svg:x1="13.657cm" svg:y1="4.81cm" svg:x2="18.018cm" svg:y2="4.81cm">
          <text:p text:style-name="P4"><text:s text:c="2"/></text:p>
        </draw:line>
        <draw:custom-shape draw:style-name="gr33" draw:text-style-name="P20" draw:layer="layout" svg:width="1.143cm" svg:height="1.143cm" svg:x="1.999cm" svg:y="8.504cm">
          <text:p text:style-name="P4"><text:span text:style-name="T10">0M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2.684cm" svg:y1="8.493cm" svg:x2="12.049cm" svg:y2="6.588cm">
          <text:p/>
        </draw:line>
        <draw:line draw:style-name="gr6" draw:text-style-name="P6" draw:layer="layout" svg:x1="12.93cm" svg:y1="5.572cm" svg:x2="15.562cm" svg:y2="6.461cm">
          <text:p/>
        </draw:line>
        <draw:custom-shape draw:style-name="gr33" draw:text-style-name="P20" draw:layer="layout" svg:width="1.143cm" svg:height="1.143cm" svg:x="15.424cm" svg:y="10.504cm">
          <text:p text:style-name="P4"><text:span text:style-name="T10">0M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1" draw:layer="layout" svg:x1="12.811cm" svg:y1="6.588cm" svg:x2="15.435cm" svg:y2="8.366cm">
          <text:p/>
        </draw:line>
        <draw:line draw:style-name="gr34" draw:text-style-name="P11" draw:layer="layout" svg:x1="16.578cm" svg:y1="11.122cm" svg:x2="17.975cm" svg:y2="11.095cm">
          <text:p/>
        </draw:line>
        <draw:line draw:style-name="gr15" draw:text-style-name="P11" draw:layer="layout" svg:x1="16.578cm" svg:y1="8.674cm" svg:x2="18.102cm" svg:y2="8.674cm">
          <text:p/>
        </draw:line>
        <draw:frame draw:style-name="gr35" draw:text-style-name="P21" draw:layer="layout" svg:width="2.526cm" svg:height="1.112cm" svg:x="14.768cm" svg:y="11.599cm">
          <draw:text-box>
            <text:p text:style-name="P4"><text:span text:style-name="T11">Task</text:span></text:p>
            <text:p text:style-name="P4"><text:span text:style-name="T11">Results</text:span></text:p>
          </draw:text-box>
        </draw:frame>
        <draw:frame draw:style-name="gr36" draw:text-style-name="P21" draw:layer="layout" svg:width="2.526cm" svg:height="1.112cm" svg:x="14.773cm" svg:y="9.086cm">
          <draw:text-box>
            <text:p text:style-name="P4"><text:span text:style-name="T11">Ring Buffer</text:span></text:p>
            <text:p text:style-name="P4"><text:span text:style-name="T11">Signaling</text:span></text:p>
          </draw:text-box>
        </draw:frame>
        <draw:custom-shape draw:style-name="gr37" draw:text-style-name="P22" draw:layer="layout" svg:width="2.032cm" svg:height="0.889cm" svg:x="10.898cm" svg:y="5.191cm">
          <text:p text:style-name="P4"><text:span text:style-name="T12">Venti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8" draw:text-style-name="P6" draw:layer="layout" svg:width="2.651cm" svg:height="1.608cm" draw:transform="skewX (0.341910000465689) rotate (-0.0176278254451428) translate (17.7017557794061cm 6.84734248999516cm)" svg:viewBox="0 0 2652 1609" svg:d="M0 0c1945 0 2652 1609 2652 1609">
          <text:p/>
        </draw:path>
        <draw:custom-shape draw:style-name="gr39" draw:text-style-name="P1" draw:layer="layout" svg:width="2.159cm" svg:height="0.708cm" svg:x="7.453cm" svg:y="5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2.332cm" svg:height="0.762cm" svg:x="7.126cm" svg:y="5.164cm">
          <text:p text:style-name="P4"><text:span text:style-name="T12">Data Feed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.151cm" svg:y1="8.987cm" svg:x2="7.096cm" svg:y2="9.001cm">
          <text:p/>
        </draw:line>
        <draw:frame draw:style-name="gr41" draw:text-style-name="P21" draw:layer="layout" svg:width="2.526cm" svg:height="1.112cm" svg:x="1.307cm" svg:y="9.599cm">
          <draw:text-box>
            <text:p text:style-name="P4"><text:span text:style-name="T11">Task</text:span></text:p>
            <text:p text:style-name="P4"><text:span text:style-name="T11">Requests</text:span></text:p>
          </draw:text-box>
        </draw:frame>
        <draw:custom-shape draw:style-name="gr42" draw:text-style-name="P3" draw:layer="layout" svg:width="1.832cm" svg:height="1.27cm" svg:x="1.758cm" svg:y="4.086cm">
          <text:p text:style-name="P4"><text:span text:style-name="T13">Data</text:span></text:p>
          <text:p text:style-name="P4"><text:span text:style-name="T13">Pu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draw:layer="layout" svg:width="1.832cm" svg:height="1.27cm" svg:x="1.711cm" svg:y="5.786cm">
          <text:p text:style-name="P4"><text:span text:style-name="T13">Data</text:span></text:p>
          <text:p text:style-name="P4"><text:span text:style-name="T13">Pu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6" draw:layer="layout" svg:x1="3.551cm" svg:y1="6.287cm" svg:x2="7.088cm" svg:y2="5.699cm">
          <text:p/>
        </draw:line>
        <draw:line draw:style-name="gr43" draw:text-style-name="P6" draw:layer="layout" svg:x1="3.551cm" svg:y1="4.728cm" svg:x2="7.088cm" svg:y2="5.445cm">
          <text:p/>
        </draw:line>
        <draw:custom-shape draw:style-name="gr33" draw:text-style-name="P20" draw:layer="layout" svg:width="1.143cm" svg:height="1.143cm" svg:x="1.999cm" svg:y="10.904cm">
          <text:p text:style-name="P4"><text:span text:style-name="T10">0M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1" draw:layer="layout" svg:width="3.248cm" svg:height="1.433cm" svg:x="0.946cm" svg:y="12.099cm">
          <draw:text-box>
            <text:p text:style-name="P4"><text:span text:style-name="T11">Logging and Result</text:span></text:p>
            <text:p text:style-name="P4"><text:span text:style-name="T11">Publisher</text:span></text:p>
          </draw:text-box>
        </draw:frame>
        <draw:line draw:style-name="gr6" draw:text-style-name="P6" draw:layer="layout" svg:x1="7.096cm" svg:y1="11.414cm" svg:x2="3.159cm" svg:y2="11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67cm" fo:page-height="17.1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15T17:45:22.530676690</meta:creation-date>
    <dc:date>2023-11-26T10:28:52.733000000</dc:date>
    <meta:editing-duration>P1DT8H39M11S</meta:editing-duration>
    <meta:editing-cycles>37</meta:editing-cycles>
    <meta:generator>LibreOffice/7.6.2.1$Windows_X86_64 LibreOffice_project/56f7684011345957bbf33a7ee678afaf4d2ba333</meta:generator>
    <meta:document-statistic meta:object-count="100"/>
  </office:meta>
</office:document-meta>
</file>